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9">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37806227608198781"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3592986465628989337"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3070895172353194502"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209100124015888769"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Селестии не регистрируется. Активируется протокол экстренной эвакуации пациента Селестии к Луне.</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ва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жокей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ь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наконец-то развязал язык я.</text:p>
      <text:p text:style-name="P51">– В каком ещё низу???</text:p>
      <text:p text:style-name="P51">– Ну… Внизу. Вместе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вершается!</text:p>
      <text:p text:style-name="P51"/>
      <text:h text:style-name="Heading_20_2" text:outline-level="2">20. Назад</text:h>
      <text:list xml:id="list8104022971126213882" text:style-name="L9">
        <text:list-header>
          <text:p text:style-name="P159"/>
        </text:list-header>
      </text:list>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text:soft-page-break/>(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text:soft-page-break/></text:p>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text:soft-page-break/></text:p>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oft-page-break/><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oft-page-break/><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text:soft-page-break/>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text:soft-page-break/>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text:soft-page-break/>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text:soft-page-break/>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oft-page-break/><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text:soft-page-break/>–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text:soft-page-break/></text:p>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8442083213812341148"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39411414" text:continue-numbering="true" text:style-name="L5">
        <text:list-header>
          <text:p text:style-name="P160">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397704" text:continue-numbering="true" text:style-name="L5">
        <text:list-header>
          <text:p text:style-name="P160">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395980"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text:soft-page-break/>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5943792206900614161"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oft-page-break/><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6103172278729680259"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text:soft-page-break/>–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text:soft-page-break/>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text:soft-page-break/>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text:soft-page-break/>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text:soft-page-break/>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1143493528923206734" text:style-name="L8">
        <text:list-header>
          <text:p text:style-name="P162">(<text:span text:style-name="T29">Луна — как повелительница снов, слышала разговор Макса с Анакорном</text:span>)</text:p>
          <text:p text:style-name="P163"/>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oft-page-break/><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6T19:21:31.57</dc:date>
    <meta:editing-duration>P103DT12H20M29S</meta:editing-duration>
    <meta:editing-cycles>6348</meta:editing-cycles>
    <meta:generator>OpenOffice/4.1.1$Win32 OpenOffice.org_project/411m6$Build-9775</meta:generator>
    <dc:creator>макс </dc:creator>
    <meta:document-statistic meta:table-count="0" meta:image-count="0" meta:object-count="0" meta:page-count="190" meta:paragraph-count="3955" meta:word-count="89766" meta:character-count="572444"/>
  </office:meta>
</office:document-meta>
</file>